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C000000DC04C1CEBC0480427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FreeSans" fo:font-size="18pt" style:text-underline-style="solid" style:text-underline-width="auto" style:text-underline-color="font-color" fo:font-weight="bold" officeooo:rsid="00160e4a" officeooo:paragraph-rsid="00160e4a" style:font-size-asian="15.75pt" style:font-weight-asian="bold" style:font-size-complex="18pt" style:font-weight-complex="bold"/>
    </style:style>
    <style:style style:name="P2" style:family="paragraph" style:parent-style-name="Standard">
      <style:text-properties officeooo:paragraph-rsid="00112298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5pt" officeooo:paragraph-rsid="00112298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5pt" style:text-underline-style="solid" style:text-underline-width="auto" style:text-underline-color="font-color" officeooo:paragraph-rsid="00112298" style:font-size-asian="15pt" style:font-size-complex="15pt"/>
    </style:style>
    <style:style style:name="P5" style:family="paragraph" style:parent-style-name="Standard">
      <style:text-properties style:font-name="FreeSans" officeooo:rsid="0014407a" officeooo:paragraph-rsid="0014407a"/>
    </style:style>
    <style:style style:name="P6" style:family="paragraph" style:parent-style-name="Standard">
      <style:text-properties style:font-name="FreeSans" officeooo:rsid="0014407a" officeooo:paragraph-rsid="0017626b"/>
    </style:style>
    <style:style style:name="P7" style:family="paragraph" style:parent-style-name="Standard">
      <style:text-properties style:font-name="FreeSans" officeooo:paragraph-rsid="00112298"/>
    </style:style>
    <style:style style:name="P8" style:family="paragraph" style:parent-style-name="Standard">
      <style:text-properties style:font-name="FreeSans" officeooo:paragraph-rsid="0017626b"/>
    </style:style>
    <style:style style:name="P9" style:family="paragraph" style:parent-style-name="Standard">
      <style:text-properties style:font-name="FreeSans" style:text-underline-style="solid" style:text-underline-width="auto" style:text-underline-color="font-color" fo:font-weight="bold" officeooo:rsid="0014407a" officeooo:paragraph-rsid="0017626b" style:font-weight-asian="bold" style:font-weight-complex="bold"/>
    </style:style>
    <style:style style:name="P10" style:family="paragraph" style:parent-style-name="Standard">
      <style:text-properties style:font-name="FreeSans" style:text-underline-style="solid" style:text-underline-width="auto" style:text-underline-color="font-color" fo:font-weight="bold" officeooo:rsid="00112298" officeooo:paragraph-rsid="0017626b" style:font-weight-asian="bold" style:font-weight-complex="bold"/>
    </style:style>
    <style:style style:name="P11" style:family="paragraph" style:parent-style-name="Standard">
      <style:text-properties style:font-name="FreeSans" fo:font-weight="bold" officeooo:rsid="00112298" officeooo:paragraph-rsid="0017626b" style:font-weight-asian="bold" style:font-weight-complex="bold"/>
    </style:style>
    <style:style style:name="P12" style:family="paragraph" style:parent-style-name="Standard">
      <style:text-properties style:font-name="FreeSans" officeooo:rsid="00112298" officeooo:paragraph-rsid="0017626b"/>
    </style:style>
    <style:style style:name="P13" style:family="paragraph" style:parent-style-name="Standard">
      <style:text-properties style:text-line-through-style="none" style:text-line-through-type="none" style:font-name="FreeSans" style:text-underline-style="solid" style:text-underline-width="auto" style:text-underline-color="font-color" fo:font-weight="bold" officeooo:rsid="00112298" officeooo:paragraph-rsid="0017626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util.nom" text:name="py3o.outil.nom"/>
        <text:user-field-decl office:value-type="string" office:string-value="outil.description" text:name="py3o.outil.description"/>
        <text:user-field-decl office:value-type="string" office:string-value="outil.variante" text:name="py3o.outil.variante"/>
        <text:user-field-decl office:value-type="string" office:string-value="outil.difficulte" text:name="py3o.outil.difficulte"/>
        <text:user-field-decl office:value-type="string" office:string-value="outil.difficulte.nom" text:name="py3o.outil.difficulte.nom"/>
        <text:user-field-decl office:value-type="string" office:string-value="outil.materiel" text:name="py3o.outil.materiel"/>
      </text:user-field-decls>
      <text:p text:style-name="P4"><text:user-field-get text:name="py3o.outil.nom">outil.nom</text:user-field-get></text:p>
      <text:p text:style-name="P3"/>
      <text:p text:style-name="P9">Matériel :</text:p>
      <text:p text:style-name="P6"><text:user-field-get text:name="py3o.outil.materiel">outil.materiel</text:user-field-get></text:p>
      <text:p text:style-name="P11"/>
      <text:p text:style-name="P10">Difficulté :</text:p>
      <text:p text:style-name="P12"><text:user-field-get text:name="py3o.outil.difficulte.nom">outil.difficulte.nom</text:user-field-get></text:p>
      <text:p text:style-name="P5"/>
      <text:p text:style-name="P10">Description :</text:p>
      <text:p text:style-name="P8"><text:user-field-get text:name="py3o.outil.description">outil.description</text:user-field-get></text:p>
      <text:p text:style-name="P7"/>
      <text:p text:style-name="P13">Variante :</text:p>
      <text:p text:style-name="P8"><text:user-field-get text:name="py3o.outil.variante">outil.variante</text:user-field-get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FreeSans" fo:font-size="18pt" style:text-underline-style="solid" style:text-underline-width="auto" style:text-underline-color="font-color" fo:font-weight="bold" officeooo:rsid="00160e4a" officeooo:paragraph-rsid="00160e4a" style:font-size-asian="15.75pt" style:font-weight-asian="bold" style:font-size-complex="1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><draw:frame draw:style-name="Mfr1" draw:name="Image1" text:anchor-type="char" svg:x="-0.247cm" svg:y="-0.755cm" svg:width="1.863cm" svg:height="1.863cm" draw:z-index="0"><draw:image xlink:href="Pictures/10000201000000DC000000DC04C1CEBC0480427B.png" xlink:type="simple" xlink:show="embed" xlink:actuate="onLoad" loext:mime-type="image/png"/></draw:frame>Plateforme de sessions pédagogiques du PNC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1" meta:object-count="0" meta:page-count="1" meta:paragraph-count="10" meta:word-count="19" meta:character-count="161" meta:non-whitespace-character-count="152"/>
  </office:meta>
</office:document-meta>
</file>